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64bea"/>
    </style:style>
    <style:style style:name="P2" style:family="paragraph" style:parent-style-name="Standard">
      <style:paragraph-properties fo:text-align="center" style:justify-single-word="false"/>
      <style:text-properties style:font-name="Times New Roman" fo:font-size="14pt" fo:font-weight="bold" officeooo:paragraph-rsid="00064bea" style:font-size-asian="14pt" style:language-asian="es" style:country-asian="CO" style:font-weight-asian="bold" style:font-name-complex="Times New Roman1" style:font-size-complex="14pt" style:font-weight-complex="bold"/>
    </style:style>
    <style:style style:name="P3" style:family="paragraph" style:parent-style-name="Standard">
      <style:text-properties style:font-name="Times New Roman" fo:font-size="14pt" fo:font-weight="bold" officeooo:paragraph-rsid="00064bea" style:font-size-asian="14pt" style:language-asian="es" style:country-asian="CO" style:font-weight-asian="bold" style:font-name-complex="Times New Roman1" style:font-size-complex="14pt" style:font-weight-complex="bold"/>
    </style:style>
    <style:style style:name="P4" style:family="paragraph" style:parent-style-name="Standard">
      <style:paragraph-properties fo:text-align="center" style:justify-single-word="false"/>
      <style:text-properties officeooo:rsid="00064bea" officeooo:paragraph-rsid="00064bea"/>
    </style:style>
    <style:style style:name="P5" style:family="paragraph" style:parent-style-name="Standard">
      <style:paragraph-properties fo:text-align="start" style:justify-single-word="false"/>
      <style:text-properties officeooo:paragraph-rsid="00064bea"/>
    </style:style>
    <style:style style:name="P6" style:family="paragraph" style:parent-style-name="Standard">
      <style:paragraph-properties fo:text-align="center" style:justify-single-word="false"/>
      <style:text-properties fo:font-size="20pt" officeooo:rsid="00064bea" officeooo:paragraph-rsid="00064bea" style:font-size-asian="20pt" style:font-size-complex="20pt"/>
    </style:style>
    <style:style style:name="P7" style:family="paragraph" style:parent-style-name="Standard">
      <style:paragraph-properties fo:text-align="center" style:justify-single-word="false"/>
      <style:text-properties fo:font-size="18pt" officeooo:paragraph-rsid="00064bea" style:font-size-asian="18pt" style:font-size-complex="18pt"/>
    </style:style>
    <style:style style:name="P8" style:family="paragraph" style:parent-style-name="Standard">
      <style:paragraph-properties fo:text-align="start" style:justify-single-word="false"/>
      <style:text-properties fo:font-size="18pt" officeooo:paragraph-rsid="00064bea" style:font-size-asian="18pt" style:font-size-complex="18pt"/>
    </style:style>
    <style:style style:name="P9" style:family="paragraph" style:parent-style-name="Standard">
      <style:paragraph-properties fo:text-align="center" style:justify-single-word="false"/>
      <style:text-properties fo:font-size="15pt" officeooo:paragraph-rsid="00064bea" style:font-size-asian="15pt" style:font-size-complex="15pt"/>
    </style:style>
    <style:style style:name="T1" style:family="text">
      <style:text-properties style:font-name="Times New Roman" fo:font-size="14pt" fo:font-weight="bold" style:font-size-asian="14pt" style:language-asian="es" style:country-asian="CO" style:font-weight-asian="bold" style:font-name-complex="Times New Roman1" style:font-size-complex="14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officeooo:rsid="00064bea" style:font-size-asian="14pt" style:font-weight-asian="bold" style:font-name-complex="Times New Roman1" style:font-size-complex="14pt" style:font-weight-complex="bold"/>
    </style:style>
    <style:style style:name="T4" style:family="text">
      <style:text-properties style:font-name="Times New Roman" fo:font-weight="bold" style:language-asian="es" style:country-asian="CO" style:font-weight-asian="bold" style:font-name-complex="Times New Roman1" style:font-weight-complex="bold"/>
    </style:style>
    <style:style style:name="T5" style:family="text">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3">PROYECTO FINAL</text:span><text:span text:style-name="T2">, INFORMÁTICA II 2023</text:span></text:p>
      <text:p text:style-name="P2" loext:marker-style-name="T1"/>
      <text:p text:style-name="P1" loext:marker-style-name="T1"><text:span text:style-name="T1">ANÁLISIS.</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text:span text:style-name="T1">GÓMEZ CARDONA, VICTOR JULIÁN</text:span></text:p>
      <text:p text:style-name="P1" loext:marker-style-name="T1"><text:span text:style-name="T1">VILORIA COLÓN, PEDRO ANDRÉS</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text:span text:style-name="T1">GUERRA SOLER, ANIBAL JOSE</text:span></text:p>
      <text:p text:style-name="P3" loext:marker-style-name="T1"/>
      <text:p text:style-name="P1" loext:marker-style-name="T1"><text:span text:style-name="T1">UDEA</text:span></text:p>
      <text:p text:style-name="P1" loext:marker-style-name="T1"><text:span text:style-name="T1"/></text:p>
      <text:p text:style-name="P4" loext:marker-style-name="T1"><text:span text:style-name="T1"/></text:p>
      <text:p text:style-name="P2" loext:marker-style-name="T1"/>
      <text:p text:style-name="P2" loext:marker-style-name="T1"/>
      <text:p text:style-name="P2" loext:marker-style-name="T1"/>
      <text:p text:style-name="P2" loext:marker-style-name="T1"/>
      <text:p text:style-name="P3" loext:marker-style-name="T1"/>
      <text:p text:style-name="P2" loext:marker-style-name="T1"/>
      <text:p text:style-name="P1" loext:marker-style-name="T1"><text:span text:style-name="T1">2023</text:span></text:p>
      <text:p text:style-name="P1" loext:marker-style-name="T1"><text:span text:style-name="T1"/></text:p>
      <text:p text:style-name="P1" loext:marker-style-name="T1"><text:span text:style-name="T1"/></text:p>
      <text:p text:style-name="P1" loext:marker-style-name="T1"><text:span text:style-name="T1"/></text:p>
      <text:p text:style-name="P1" loext:marker-style-name="T1"><text:span text:style-name="T1"/></text:p>
      <text:p text:style-name="P1" loext:marker-style-name="T1"><text:span text:style-name="T1"/></text:p>
      <text:p text:style-name="P1" loext:marker-style-name="T1"><text:span text:style-name="T1"/></text:p>
      <text:p text:style-name="P1" loext:marker-style-name="T1"><text:span text:style-name="T1"/></text:p>
      <text:p text:style-name="P1" loext:marker-style-name="T1"><text:span text:style-name="T1"/></text:p>
      <text:p text:style-name="P1" loext:marker-style-name="T1"><text:soft-page-break/><text:span text:style-name="T1"/></text:p>
      <text:p text:style-name="P6" loext:marker-style-name="T1"><text:span text:style-name="T4">Planteamiento de niveles, dinámicas e interacciones .</text:span></text:p>
      <text:p text:style-name="P6" loext:marker-style-name="T1"><text:span text:style-name="T4"/></text:p>
      <text:p text:style-name="P1" loext:marker-style-name="T1"/>
      <text:p text:style-name="P1" loext:marker-style-name="T1"/>
      <text:p text:style-name="P7" loext:marker-style-name="T1">### Nivel 1: "El Laberinto Congelado"</text:p>
      <text:p text:style-name="P8" loext:marker-style-name="T1"/>
      <text:p text:style-name="P9" loext:marker-style-name="T1">#### Historia:</text:p>
      <text:p text:style-name="P5" loext:marker-style-name="T1">Rick ha dejado accidentalmente a Beth y Jerry congelados en su laboratorio durante un experimento. Para evitar ser atrapado por Summer, quien está furiosa, Rick debe encontrar una manera de descongelarlos sin contacto físico. En el laberinto, también debe recoger herramientas clave para resolver el problema.</text:p>
      <text:p text:style-name="P5" loext:marker-style-name="T1"/>
      <text:p text:style-name="P5" loext:marker-style-name="T1"/>
      <text:p text:style-name="P9" loext:marker-style-name="T1">#### Dinámica de Interacción:</text:p>
      <text:p text:style-name="P5" loext:marker-style-name="T1">- El nivel se desarrolla en un laberinto dentro del laboratorio de Rick.</text:p>
      <text:p text:style-name="P5" loext:marker-style-name="T1">- El jugador controla a Rick y debe evitar a Summer mientras busca una solución para descongelar a Beth y Jerry.</text:p>
      <text:p text:style-name="P5" loext:marker-style-name="T1">- Debe recoger herramientas y objetos útiles mientras navega por el laberinto.</text:p>
      <text:p text:style-name="P5" loext:marker-style-name="T1">- Se pueden encontrar objetos y pistas que ayuden a resolver los enigmas y a eludir a Summer.</text:p>
      <text:p text:style-name="P5" loext:marker-style-name="T1">- La historia se desarrolla a medida que Rick recuerda cómo funcionó el experimento y cómo solucionarlo.</text:p>
      <text:p text:style-name="P5" loext:marker-style-name="T1"/>
      <text:p text:style-name="P7" loext:marker-style-name="T1">### Nivel 2: "El Viaje en Carro Accidentado"</text:p>
      <text:p text:style-name="P5" loext:marker-style-name="T1"/>
      <text:p text:style-name="P5" loext:marker-style-name="T1"/>
      <text:p text:style-name="P9" loext:marker-style-name="T1">#### Historia:</text:p>
      <text:p text:style-name="P5" loext:marker-style-name="T1">Beth y Jerry han salido en busca de helado, pero su viaje se complica cuando atropellan accidentalmente a un ciervo. Beth decide salvar al ciervo, lo que genera conflictos con un cazador y atrae la atención de los medios. En este nivel, el objetivo es conducir y evitar obstáculos sin atropellar al ciervo.</text:p>
      <text:p text:style-name="P5" loext:marker-style-name="T1"/>
      <text:p text:style-name="P5" loext:marker-style-name="T1"/>
      <text:p text:style-name="P9" loext:marker-style-name="T1">#### Dinámica de Interacción:</text:p>
      <text:p text:style-name="P5" loext:marker-style-name="T1">- El jugador controla el carro de Beth y Jerry mientras viajan por una carretera boscosa.</text:p>
      <text:p text:style-name="P5" loext:marker-style-name="T1">- Deben evitar obstáculos en la carretera, como troncos y piedras, sin atropellar al ciervo.</text:p>
      <text:p text:style-name="P5" loext:marker-style-name="T1">- La velocidad y la dirección del carro se controlan mediante el teclado o el control.</text:p>
      <text:p text:style-name="P5" loext:marker-style-name="T1">- A medida que avanzan, se presentan situaciones interactivas, como dialogar con el cazador y los medios para evitar problemas mayores.</text:p>
      <text:p text:style-name="P5" loext:marker-style-name="T1">- La historia se desarrolla a través de conversaciones y acciones de los personajes mientras intentan resolver la situación.</text:p>
      <text:p text:style-name="P5" loext:marker-style-name="T1"/>
      <text:p text:style-name="P7" loext:marker-style-name="T1"/>
      <text:p text:style-name="P7" loext:marker-style-name="T1"/>
      <text:p text:style-name="P7" loext:marker-style-name="T1"><text:soft-page-break/>### Nivel 3: "El Puzle Temporal"</text:p>
      <text:p text:style-name="P5" loext:marker-style-name="T1"/>
      <text:p text:style-name="P5" loext:marker-style-name="T1"/>
      <text:p text:style-name="P9" loext:marker-style-name="T1">#### Historia:</text:p>
      <text:p text:style-name="P5" loext:marker-style-name="T1">Rick, Morty y Summer son atrapados por un ente dimensional que los desafía con un enigma temporal. Deben resolver el puzle en el menor tiempo posible para evitar ser atrapados en la "Cárcel del Tiempo".</text:p>
      <text:p text:style-name="P5" loext:marker-style-name="T1"/>
      <text:p text:style-name="P5" loext:marker-style-name="T1"/>
      <text:p text:style-name="P9" loext:marker-style-name="T1">#### Dinámica de Interacción:</text:p>
      <text:p text:style-name="P5" loext:marker-style-name="T1">- El nivel se desarrolla en una dimensión abstracta y surrealista.</text:p>
      <text:p text:style-name="P5" loext:marker-style-name="T1">- El jugador controla a los tres personajes, cada uno con habilidades especiales relacionadas con el tiempo.</text:p>
      <text:p text:style-name="P5" loext:marker-style-name="T1">- Deben resolver un complejo puzle temporal que involucra manipular objetos, cambiar eventos y coordinar acciones de los personajes.</text:p>
      <text:p text:style-name="P5" loext:marker-style-name="T1">- El tiempo corre en contra del jugador, y el objetivo es completar el puzle en el menor tiempo posible para evitar la captura.</text:p>
      <text:p text:style-name="P5" loext:marker-style-name="T1">- La historia se desarrolla a medida que el ente dimensional amenaza con encerrarlos en una prisión temporal si no logran resolver el puzle a tiemp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2T21:27:49.288000000</meta:creation-date>
    <dc:date>2023-10-12T21:44:17.750000000</dc:date>
    <meta:editing-duration>PT16M28S</meta:editing-duration>
    <meta:editing-cycles>1</meta:editing-cycles>
    <meta:document-statistic meta:table-count="0" meta:image-count="0" meta:object-count="0" meta:page-count="3" meta:paragraph-count="35" meta:word-count="464" meta:character-count="2812" meta:non-whitespace-character-count="2382"/>
    <meta:generator>LibreOffice/7.5.5.2$Windows_X86_64 LibreOffice_project/ca8fe7424262805f223b9a2334bc7181abbcbf5e</meta:generator>
  </office:meta>
</office:document-meta>
</file>